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52298460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19cm, 6.422cm, 12.284cm, 3.444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217cm" svg:height="21.945cm" svg:x="0.792cm" svg:y="2.491cm">
          <draw:image xlink:href="Pictures/10000000000005E8000007E052298460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3-24T06:44:50.209920655</dc:date>
    <meta:editing-duration>PT3M47S</meta:editing-duration>
    <meta:editing-cycles>6</meta:editing-cycles>
    <meta:generator>LibreOffice/24.2.0.3$MacOSX_AARCH64 LibreOffice_project/da48488a73ddd66ea24cf16bbc4f7b9c08e9bea1</meta:generator>
    <meta:document-statistic meta:object-count="1"/>
  </office:meta>
</office:document-meta>
</file>